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automatic-styles>
    <style:style style:name="P1" style:family="paragraph">
      <style:text-properties fo:language="lv" fo:country="LV"/>
    </style:style>
    <style:style style:name="P2" style:family="paragraph" style:parent-style-name="Preformatted_20_Text">
      <style:text-properties fo:language="lv" fo:country="LV"/>
    </style:style>
    <style:style style:name="P3" style:family="paragraph" style:parent-style-name="Preformatted_20_Text">
      <style:text-properties fo:language="lv" fo:country="LV" officeooo:rsid="0005576f" officeooo:paragraph-rsid="0005576f"/>
    </style:style>
    <style:style style:name="P4" style:family="paragraph">
      <style:text-properties fo:language="lv" fo:country="LV" officeooo:rsid="00084b00" officeooo:paragraph-rsid="00084b00"/>
    </style:style>
    <style:style style:name="P5" style:family="paragraph" style:parent-style-name="Preformatted_20_Text">
      <style:text-properties fo:language="lv" fo:country="LV" officeooo:rsid="00084b00" officeooo:paragraph-rsid="00084b00"/>
    </style:style>
    <style:style style:name="P6" style:family="paragraph" style:parent-style-name="Preformatted_20_Text">
      <style:text-properties fo:language="lv" fo:country="LV" officeooo:rsid="000936eb" officeooo:paragraph-rsid="000936eb"/>
    </style:style>
    <style:style style:name="P7" style:family="paragraph" style:parent-style-name="Preformatted_20_Text">
      <style:text-properties fo:language="lv" fo:country="LV" officeooo:rsid="0009b73f" officeooo:paragraph-rsid="0009b73f"/>
    </style:style>
    <style:style style:name="P8" style:family="paragraph" style:parent-style-name="Preformatted_20_Text">
      <style:text-properties fo:language="lv" fo:country="LV" officeooo:rsid="0011b375" officeooo:paragraph-rsid="0011b375"/>
    </style:style>
    <style:style style:name="P9" style:family="paragraph" style:parent-style-name="Preformatted_20_Text">
      <style:text-properties fo:language="lv" fo:country="LV" officeooo:rsid="001579ee" officeooo:paragraph-rsid="001579ee"/>
    </style:style>
    <style:style style:name="P10" style:family="paragraph" style:parent-style-name="Preformatted_20_Text">
      <style:text-properties fo:language="en" fo:country="US" officeooo:rsid="000c4817" officeooo:paragraph-rsid="000c4817"/>
    </style:style>
    <style:style style:name="P11" style:family="paragraph" style:parent-style-name="Preformatted_20_Text">
      <style:text-properties fo:font-size="8pt" fo:language="lv" fo:country="LV" officeooo:rsid="0011b375" officeooo:paragraph-rsid="0011b375" style:font-size-asian="8pt" style:font-size-complex="8pt"/>
    </style:style>
    <style:style style:name="P12" style:family="paragraph" style:parent-style-name="Preformatted_20_Text">
      <style:text-properties fo:font-size="8pt" fo:language="lv" fo:country="LV" officeooo:rsid="000936eb" officeooo:paragraph-rsid="000936eb" style:font-size-asian="8pt" style:font-size-complex="8pt"/>
    </style:style>
    <style:style style:name="P13" style:family="paragraph" style:parent-style-name="Preformatted_20_Text">
      <style:text-properties fo:font-size="8pt" fo:language="lv" fo:country="LV" officeooo:rsid="0005576f" officeooo:paragraph-rsid="0005576f" style:font-size-asian="8pt" style:font-size-complex="8pt"/>
    </style:style>
    <style:style style:name="P14" style:family="paragraph">
      <style:text-properties fo:font-size="8pt" fo:language="lv" fo:country="LV" officeooo:rsid="0013da85" officeooo:paragraph-rsid="0013da85" style:font-size-asian="8pt" style:font-size-complex="8pt"/>
    </style:style>
    <style:style style:name="P15" style:family="paragraph" style:parent-style-name="Preformatted_20_Text">
      <style:text-properties fo:font-size="8pt" fo:language="lv" fo:country="LV" officeooo:rsid="0013da85" officeooo:paragraph-rsid="0013da85" style:font-size-asian="8pt" style:font-size-complex="8pt"/>
    </style:style>
    <style:style style:name="P16" style:family="paragraph" style:parent-style-name="Preformatted_20_Text">
      <style:text-properties fo:font-size="8pt" fo:language="en" fo:country="US" officeooo:rsid="000c4817" officeooo:paragraph-rsid="000c4817" style:font-size-asian="8pt" style:font-size-complex="8pt"/>
    </style:style>
    <style:style style:name="P17" style:family="paragraph" style:parent-style-name="Preformatted_20_Text">
      <style:text-properties fo:font-size="8pt" fo:language="en" fo:country="US" officeooo:rsid="0017498f" officeooo:paragraph-rsid="0017498f" style:font-size-asian="8pt" style:font-size-complex="8pt"/>
    </style:style>
    <style:style style:name="P18" style:family="paragraph" style:parent-style-name="Preformatted_20_Text">
      <style:text-properties fo:font-size="10pt" fo:language="lv" fo:country="LV" officeooo:rsid="0013da85" officeooo:paragraph-rsid="0013da85" style:font-size-asian="10pt" style:font-size-complex="10pt"/>
    </style:style>
    <style:style style:name="P19" style:family="paragraph" style:parent-style-name="Preformatted_20_Text">
      <style:text-properties fo:font-size="10pt" fo:language="lv" fo:country="LV" officeooo:rsid="0013da85" officeooo:paragraph-rsid="00171b7e" style:font-size-asian="10pt" style:font-size-complex="10pt"/>
    </style:style>
    <style:style style:name="P20" style:family="paragraph" style:parent-style-name="Preformatted_20_Text">
      <style:text-properties fo:font-size="10pt" fo:language="en" fo:country="US" officeooo:rsid="000c4817" officeooo:paragraph-rsid="000c4817" style:font-size-asian="10pt" style:font-size-complex="10pt"/>
    </style:style>
    <style:style style:name="P21" style:family="paragraph" style:parent-style-name="Preformatted_20_Text">
      <style:text-properties fo:font-size="10pt" fo:language="en" fo:country="US" officeooo:rsid="0017498f" officeooo:paragraph-rsid="0017498f" style:font-size-asian="10pt" style:font-size-complex="10pt"/>
    </style:style>
    <style:style style:name="P22" style:family="paragraph" style:parent-style-name="Preformatted_20_Text">
      <style:text-properties officeooo:paragraph-rsid="001579ee"/>
    </style:style>
    <style:style style:name="P23" style:family="paragraph" style:parent-style-name="Standard">
      <style:text-properties officeooo:rsid="00040fed" officeooo:paragraph-rsid="00040fed"/>
    </style:style>
    <style:style style:name="P24" style:family="paragraph" style:parent-style-name="Standard">
      <style:text-properties officeooo:rsid="00040fed" officeooo:paragraph-rsid="0005576f"/>
    </style:style>
    <style:style style:name="P25" style:family="paragraph" style:parent-style-name="Standard">
      <style:text-properties fo:font-size="8pt" officeooo:rsid="00040fed" officeooo:paragraph-rsid="00040fed" style:font-size-asian="8pt" style:font-size-complex="8pt"/>
    </style:style>
    <style:style style:name="P26" style:family="paragraph" style:parent-style-name="Standard">
      <style:text-properties fo:font-size="8pt" officeooo:rsid="00040fed" officeooo:paragraph-rsid="0005576f" style:font-size-asian="8pt" style:font-size-complex="8pt"/>
    </style:style>
    <style:style style:name="T1" style:family="text">
      <style:text-properties fo:language="lv" fo:country="LV"/>
    </style:style>
    <style:style style:name="T2" style:family="text">
      <style:text-properties fo:language="lv" fo:country="LV" officeooo:rsid="000e2585"/>
    </style:style>
    <style:style style:name="T3" style:family="text">
      <style:text-properties fo:language="lv" fo:country="LV" officeooo:rsid="00102086"/>
    </style:style>
    <style:style style:name="T4" style:family="text">
      <style:text-properties fo:language="lv" fo:country="LV" officeooo:rsid="001579ee"/>
    </style:style>
    <style:style style:name="T5" style:family="text">
      <style:text-properties fo:language="lv" fo:country="LV" officeooo:rsid="0017498f"/>
    </style:style>
    <style:style style:name="T6" style:family="text">
      <style:text-properties officeooo:rsid="0005576f"/>
    </style:style>
    <style:style style:name="T7" style:family="text">
      <style:text-properties style:font-name="Liberation Mono" fo:font-size="10pt" style:font-name-asian="NSimSun1" style:font-size-asian="10pt" style:font-name-complex="Liberation Mono" style:font-size-complex="10pt"/>
    </style:style>
    <style:style style:name="T8" style:family="text">
      <style:text-properties style:font-name="Liberation Mono" fo:font-size="10pt" officeooo:rsid="0005576f" style:font-name-asian="NSimSun1" style:font-size-asian="10pt" style:font-name-complex="Liberation Mono" style:font-size-complex="10pt"/>
    </style:style>
    <style:style style:name="T9" style:family="text">
      <style:text-properties fo:font-variant="normal" fo:text-transform="none" fo:color="#202124" loext:opacity="100%" style:font-name="inherit" fo:font-size="16.7999992370605pt" fo:letter-spacing="normal" fo:language="lv" fo:country="LV" fo:font-style="normal" fo:font-weight="normal"/>
    </style:style>
    <style:style style:name="T10" style:family="text">
      <style:text-properties officeooo:rsid="000936eb"/>
    </style:style>
    <style:style style:name="T11" style:family="text">
      <style:text-properties officeooo:rsid="000b500b"/>
    </style:style>
    <style:style style:name="T12" style:family="text">
      <style:text-properties officeooo:rsid="000f1203"/>
    </style:style>
    <style:style style:name="T13" style:family="text">
      <style:text-properties officeooo:rsid="00134966"/>
    </style:style>
    <style:style style:name="T14" style:family="text">
      <style:text-properties fo:font-size="8pt" style:font-size-asian="8pt" style:font-size-complex="8pt"/>
    </style:style>
    <style:style style:name="T15" style:family="text">
      <style:text-properties fo:font-size="8pt" fo:language="lv" fo:country="LV" style:font-size-asian="8pt" style:font-size-complex="8pt"/>
    </style:style>
    <style:style style:name="T16" style:family="text">
      <style:text-properties officeooo:rsid="00171b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akstisk<text:span text:style-name="T1">ā daļa</text:span></text:p>
      <text:p text:style-name="P23"><text:span text:style-name="T1">Salon shopping cart veidošana</text:span></text:p>
      <text:p text:style-name="P23"><text:span text:style-name="T1"/></text:p>
      <text:p text:style-name="P23"><text:span text:style-name="T1">1. Izveidoju datu baze salon_cart_system. Pievienoju trīs tabulas.</text:span></text:p>
      <text:p text:style-name="P23"><text:span text:style-name="T1">Tabula cart sastāv no sekojošiem laukiem:</text:span></text:p>
      <text:p text:style-name="P23"><text:span text:style-name="T15">CREATE TABLE `cart` (<text:line-break/> <text:s/>`id` int(11) NOT NULL AUTO_INCREMENT,<text:line-break/> <text:s/>`product_name` varchar(45) NOT NULL,<text:line-break/> <text:s/>`product_price` varchar(45) NOT NULL,<text:line-break/> <text:s/>`product_image` varchar(255) NOT NULL,<text:line-break/> <text:s/>`qty` int(10) NOT NULL,<text:line-break/> <text:s/>`total_price` varchar(100) NOT NULL,<text:line-break/> <text:s/>`product_code` varchar(20) NOT NULL,<text:line-break/> <text:s/>PRIMARY KEY (`id`)<text:line-break/>) ENGINE=InnoDB DEFAULT CHARSET=utf8;</text:span><text:span text:style-name="T1"><text:line-break/><text:line-break/>Tabula orders sastāv no sekojošiem laukiem:</text:span></text:p>
      <text:p text:style-name="P23"><text:span text:style-name="T1">sastāv no sekojošiem laukiem:</text:span></text:p>
      <text:p text:style-name="P25"><text:span text:style-name="T1">CREATE TABLE `orders` (<text:line-break/> <text:s/>`id` int(11) NOT NULL AUTO_INCREMENT,<text:line-break/> <text:s/>`name` varchar(45) NOT NULL,<text:line-break/> <text:s/>`email` varchar(45) NOT NULL,<text:line-break/> <text:s/>`phone` varchar(45) NOT NULL,<text:line-break/> <text:s/>`address` varchar(255) NOT NULL,<text:line-break/> <text:s/>`pmode` varchar(45) NOT NULL,<text:line-break/> <text:s/>`products` varchar(255) NOT NULL,<text:line-break/> <text:s/>`amount_paid` varchar(100) NOT NULL,<text:line-break/> <text:s/>PRIMARY KEY (`id`)<text:line-break/>) ENGINE=InnoDB DEFAULT CHARSET=utf8;</text:span></text:p>
      <text:p text:style-name="P23"><text:span text:style-name="T1"/></text:p>
      <text:p text:style-name="P23"><text:span text:style-name="T1">Tabula product sastāv no sekojošiem laukiem:</text:span></text:p>
      <text:p text:style-name="P26"><text:span text:style-name="T1">CREATE TABLE `product` (<text:line-break/> <text:s/>`id` int(11) NOT NULL AUTO_INCREMENT,<text:line-break/> <text:s/>`product_name` varchar(45) NOT NULL,<text:line-break/> <text:s/>`product_price` varchar(100) NOT NULL,<text:line-break/> <text:s/>`product_qty` int(11) NOT NULL,<text:line-break/> <text:s/>`product_image` varchar(255) NOT NULL,<text:line-break/> <text:s/>`product_code` varchar(45) NOT NULL,<text:line-break/> <text:s/>PRIMARY KEY (`id`)<text:line-break/>) ENGINE=InnoDB AUTO_INCREMENT=3 DEFAULT CHARSET=utf8;</text:span></text:p>
      <text:p text:style-name="P24"><text:span text:style-name="T1"/></text:p>
      <text:p text:style-name="P2">Es saglabāju attēlu mapi <text:span text:style-name="T6">ar nosaukumu image </text:span>sava projekta saknes direktorijā ar <text:span text:style-name="T6">pagaidam diviem</text:span> attēliem. <text:bookmark text:name="tw-target-text"/>Produktu tabulā autors pievienoja pagaidam divu produktu foto un inform<text:span text:style-name="T6">ā</text:span>ciju.</text:p>
      <text:p text:style-name="P2"/>
      <text:p text:style-name="P2"><text:span text:style-name="T8">A</text:span>ttēla ceļu kolonnā product_image <text:span text:style-name="T6">noradīju kā image/attēla_nosaukums.jpg.</text:span></text:p>
      <text:p text:style-name="P3">Nākamajā solī veidoju savienojumu ar datu bāzi, izmantojot sekojošo kodu:</text:p>
      <text:p text:style-name="P13">&lt;?php</text:p>
      <text:p text:style-name="P13"><text:tab/>$conn = new mysqli("localhost","root","","salon_cart_system");</text:p>
      <text:p text:style-name="P13"><text:tab/>if($conn-&gt;connect_error){</text:p>
      <text:p text:style-name="P13"><text:tab/><text:tab/>die("Connection Failed!".$conn-&gt;connect_error);</text:p>
      <text:p text:style-name="P13"><text:tab/>}</text:p>
      <text:p text:style-name="P13">?&gt;</text:p>
      <text:p text:style-name="P2"/>
      <text:p text:style-name="P2">Nākamajā solī autors izveidoja jaunu sākumlapas failu index.php projekta direktorijas saknē. Šajā failā noformēsim navigācijas joslu augšpusē un pēc tam izgūsim visus produktus no datubāzes un parādīsim tos šajā lapā ar produkta informāciju un pogu “Pievienot grozam”. </text:p>
      <text:p text:style-name="P2"/>
      <text:p text:style-name="P5">Produktu att<text:span text:style-name="T11">ē</text:span>lošanai tika izmanots bootstrap card komponents.</text:p>
      <text:p text:style-name="P5"><text:s/><text:span text:style-name="T14">&lt;div class="card-deck"&gt;</text:span></text:p>
      <text:p text:style-name="P5">Attēla atspoguļošanai izmantoju <text:span text:style-name="T7">klase:</text:span> class="card-img-top" height="250", ar aug<text:span text:style-name="T10">s</text:span>tumu 250px.</text:p>
      <text:p text:style-name="P7">Datu apstradei izmantoju input type="hidden".</text:p>
      <text:p text:style-name="P2"><text:bookmark text:name="tw-target-text2"/><text:soft-page-break/>Esmu arī nosūtīj<text:span text:style-name="T12">usi</text:span> serverim dažus pieprasījumus, izmantojot jQuery — Ajax.</text:p>
      <text:p text:style-name="P7"/>
      <text:p text:style-name="P6">Izmantoju javascript lai ielādēt kopējo grozā pievienoto preču skaitu un parādīt navigācijas joslā, grozā.</text:p>
      <text:p text:style-name="P6"/>
      <text:p text:style-name="P6"><text:s text:c="2"/><text:span text:style-name="T14">function load_cart_item_number() {</text:span></text:p>
      <text:p text:style-name="P12"><text:s text:c="6"/>$.ajax({</text:p>
      <text:p text:style-name="P12"><text:s text:c="8"/>url: 'action.php',</text:p>
      <text:p text:style-name="P12"><text:s text:c="8"/>method: 'get',</text:p>
      <text:p text:style-name="P12"><text:s text:c="8"/>data: {</text:p>
      <text:p text:style-name="P12"><text:s text:c="10"/>cartItem: "cart_item"</text:p>
      <text:p text:style-name="P12"><text:s text:c="8"/>},</text:p>
      <text:p text:style-name="P12"><text:s text:c="8"/>success: function(response) {</text:p>
      <text:p text:style-name="P12"><text:s text:c="10"/>$("#cart-item").html(response);</text:p>
      <text:p text:style-name="P12"><text:s text:c="8"/>}</text:p>
      <text:p text:style-name="P12"><text:s text:c="6"/>});</text:p>
      <text:p text:style-name="P12"><text:s text:c="4"/>}</text:p>
      <text:p text:style-name="P10">Izveidoju kontu <text:a xlink:type="simple" xlink:href="https://fontawesome.com/" text:style-name="Internet_20_link" text:visited-style-name="Visited_20_Internet_20_Link">https://fontawesome.com/</text:a> vietn<text:span text:style-name="T1">ē, lai </text:span><text:span text:style-name="T2">pievienot projektam </text:span><text:span text:style-name="T1">dažāda veida ikonas </text:span><text:span text:style-name="T3">navigācijas joslā</text:span><text:span text:style-name="T1">.</text:span></text:p>
      <text:p text:style-name="P10"><text:span text:style-name="T1"/></text:p>
      <text:p text:style-name="P2"><text:bookmark text:name="tw-target-text3"/>Talāk, autore izveidoja jaunu action.php failu projekta direktorijas saknē. Šajā failā ierakstīsim visas darbības, piemēram, preces pievienošanu grozam, preču izņemšanu no groza, izrakstīšanos.</text:p>
      <text:p text:style-name="P8">Pie katra produkta ir “Add to cart” poga, pēc klikšķa uz kuras notiek izvēlēta produkta pievienošana grozam. <text:span text:style-name="T13">Produktu pievienošanai izmantoju sekojošo kodu:</text:span></text:p>
      <text:p text:style-name="P8"/>
      <text:p text:style-name="P11">if (isset($_POST['pid'])) {</text:p>
      <text:p text:style-name="P11"><text:tab/> <text:s/>$pid = $_POST['pid'];</text:p>
      <text:p text:style-name="P11"><text:tab/> <text:s/>$pname = $_POST['pname'];</text:p>
      <text:p text:style-name="P11"><text:tab/> <text:s/>$pprice = $_POST['pprice'];</text:p>
      <text:p text:style-name="P11"><text:tab/> <text:s/>$pimage = $_POST['pimage'];</text:p>
      <text:p text:style-name="P11"><text:tab/> <text:s/>$pcode = $_POST['pcode'];</text:p>
      <text:p text:style-name="P11"><text:tab/> <text:s/>$pqty = $_POST['pqty'];</text:p>
      <text:p text:style-name="P11"><text:tab/> <text:s/>$total_price = $pprice * $pqty;</text:p>
      <text:p text:style-name="P11"/>
      <text:p text:style-name="P11"><text:tab/> <text:s/>$stmt = $conn-&gt;prepare('SELECT product_code FROM cart WHERE product_code=?');</text:p>
      <text:p text:style-name="P11"><text:tab/> <text:s/>$stmt-&gt;bind_param('s',$pcode);</text:p>
      <text:p text:style-name="P11"><text:tab/> <text:s/>$stmt-&gt;execute();</text:p>
      <text:p text:style-name="P11"><text:tab/> <text:s/>$res = $stmt-&gt;get_result();</text:p>
      <text:p text:style-name="P11"><text:tab/> <text:s/>$r = $res-&gt;fetch_assoc();</text:p>
      <text:p text:style-name="P11"><text:tab/> <text:s/>$code = $r['product_code'] ?? '';</text:p>
      <text:p text:style-name="P11"/>
      <text:p text:style-name="P11"><text:tab/> <text:s/>if (!$code) {</text:p>
      <text:p text:style-name="P11"><text:tab/> <text:s text:c="3"/>$query = $conn-&gt;prepare('INSERT INTO cart (product_name,product_price,product_image,qty,total_price,product_code) VALUES (?,?,?,?,?,?)');</text:p>
      <text:p text:style-name="P11"><text:tab/> <text:s text:c="3"/>$query-&gt;bind_param('ssssss',$pname,$pprice,$pimage,$pqty,$total_price,$pcode);</text:p>
      <text:p text:style-name="P11"><text:tab/> <text:s text:c="3"/>$query-&gt;execute();</text:p>
      <text:p text:style-name="P11"/>
      <text:p text:style-name="P11"><text:tab/> <text:s text:c="3"/>echo '&lt;div class="alert alert-success alert-dismissible mt-2"&gt;</text:p>
      <text:p text:style-name="P11"><text:tab/><text:tab/><text:tab/><text:tab/><text:tab/><text:tab/> <text:s/>&lt;button type="button" class="close" data-dismiss="alert"&gt;&amp;times;&lt;/button&gt;</text:p>
      <text:p text:style-name="P11"><text:tab/><text:tab/><text:tab/><text:tab/><text:tab/><text:tab/> <text:s/>&lt;strong&gt;Item added to your cart!&lt;/strong&gt;</text:p>
      <text:p text:style-name="P11"><text:tab/><text:tab/><text:tab/><text:tab/><text:tab/><text:tab/>&lt;/div&gt;';</text:p>
      <text:p text:style-name="P11"><text:tab/> <text:s/>} else {</text:p>
      <text:p text:style-name="P11"><text:tab/> <text:s text:c="3"/>echo '&lt;div class="alert alert-danger alert-dismissible mt-2"&gt;</text:p>
      <text:p text:style-name="P11"><text:tab/><text:tab/><text:tab/><text:tab/><text:tab/><text:tab/> <text:s/>&lt;button type="button" class="close" data-dismiss="alert"&gt;&amp;times;&lt;/button&gt;</text:p>
      <text:p text:style-name="P11"><text:tab/><text:tab/><text:tab/><text:tab/><text:tab/><text:tab/> <text:s/>&lt;strong&gt;Item already added to your cart!&lt;/strong&gt;</text:p>
      <text:p text:style-name="P11"><text:tab/><text:tab/><text:tab/><text:tab/><text:tab/><text:tab/>&lt;/div&gt;';</text:p>
      <text:p text:style-name="P11"><text:tab/> <text:s/>}</text:p>
      <text:p text:style-name="P11"><text:tab/>}</text:p>
      <text:p text:style-name="P11"/>
      <text:p text:style-name="P18">Produkta dzēšanai no groza izmantoju sekojošo kodu:</text:p>
      <text:p text:style-name="P15">if (isset($_GET['remove'])) {</text:p>
      <text:p text:style-name="P15"><text:tab/> <text:s/>$id = $_GET['remove'];</text:p>
      <text:p text:style-name="P15"/>
      <text:p text:style-name="P15"><text:tab/> <text:s/>$stmt = $conn-&gt;prepare('DELETE FROM cart WHERE id=?');</text:p>
      <text:p text:style-name="P15"><text:tab/> <text:s/>$stmt-&gt;bind_param('i',$id);</text:p>
      <text:p text:style-name="P15"><text:tab/> <text:s/>$stmt-&gt;execute();</text:p>
      <text:p text:style-name="P15"/>
      <text:p text:style-name="P15"><text:soft-page-break/><text:tab/> <text:s/>$_SESSION['showAlert'] = 'block';</text:p>
      <text:p text:style-name="P15"><text:tab/> <text:s/>$_SESSION['message'] = 'Item removed from the cart!';</text:p>
      <text:p text:style-name="P15"><text:tab/> <text:s/>header('location:cart.php');</text:p>
      <text:p text:style-name="P15"><text:tab/>}</text:p>
      <text:p text:style-name="P16"><text:span text:style-name="T1"/></text:p>
      <text:p text:style-name="P19"><text:span text:style-name="T16">Visu produktu</text:span><text:span text:style-name="T1"> dzēšanai no groza izmantoju sekojošo kodu:</text:span></text:p>
      <text:p text:style-name="P16"><text:span text:style-name="T1">if (isset($_GET['clear'])) {</text:span></text:p>
      <text:p text:style-name="P16"><text:span text:style-name="T1"><text:tab/> <text:s/>$stmt = $conn-&gt;prepare('DELETE FROM cart');</text:span></text:p>
      <text:p text:style-name="P16"><text:span text:style-name="T1"><text:tab/> <text:s/>$stmt-&gt;execute();</text:span></text:p>
      <text:p text:style-name="P16"><text:span text:style-name="T1"><text:tab/> <text:s/>$_SESSION['showAlert'] = 'block';</text:span></text:p>
      <text:p text:style-name="P16"><text:span text:style-name="T1"><text:tab/> <text:s/>$_SESSION['message'] = 'All Item removed from the cart!';</text:span></text:p>
      <text:p text:style-name="P16"><text:span text:style-name="T1"><text:tab/> <text:s/>header('location:cart.php');</text:span></text:p>
      <text:p text:style-name="P16"><text:span text:style-name="T1"><text:tab/>}</text:span></text:p>
      <text:p text:style-name="P16"><text:span text:style-name="T1"/></text:p>
      <text:p text:style-name="P20"><text:span text:style-name="T5">Lai u</text:span><text:span text:style-name="T1">zstadīt kopējo preces cenu grozes tabulā </text:span><text:span text:style-name="T5">izmantoju update vaicājumu ar sekojošo kodu:</text:span></text:p>
      <text:p text:style-name="P16"><text:span text:style-name="T5">if (isset($_POST['qty'])) {</text:span></text:p>
      <text:p text:style-name="P16"><text:span text:style-name="T5"><text:tab/> <text:s/>$qty = $_POST['qty'];</text:span></text:p>
      <text:p text:style-name="P16"><text:span text:style-name="T5"><text:tab/> <text:s/>$pid = $_POST['pid'];</text:span></text:p>
      <text:p text:style-name="P16"><text:span text:style-name="T5"><text:tab/> <text:s/>$pprice = $_POST['pprice'];</text:span></text:p>
      <text:p text:style-name="P16"><text:span text:style-name="T5"/></text:p>
      <text:p text:style-name="P16"><text:span text:style-name="T5"><text:tab/> <text:s/>$tprice = $qty * $pprice;</text:span></text:p>
      <text:p text:style-name="P16"><text:span text:style-name="T5"/></text:p>
      <text:p text:style-name="P16"><text:span text:style-name="T5"><text:tab/> <text:s/>$stmt = $conn-&gt;prepare('UPDATE cart SET qty=?, total_price=? WHERE id=?');</text:span></text:p>
      <text:p text:style-name="P16"><text:span text:style-name="T5"><text:tab/> <text:s/>$stmt-&gt;bind_param('isi',$qty,$tprice,$pid);</text:span></text:p>
      <text:p text:style-name="P16"><text:span text:style-name="T5"><text:tab/> <text:s/>$stmt-&gt;execute();</text:span></text:p>
      <text:p text:style-name="P16"><text:span text:style-name="T5"><text:tab/>}</text:span></text:p>
      <text:p text:style-name="P16"><text:span text:style-name="T5"/></text:p>
      <text:p text:style-name="P21"><text:span text:style-name="T1">Lai saglabātu pircēja info pasūtījumu tabulā autore izmantoja insert vaicajumu:</text:span></text:p>
      <text:p text:style-name="P17"><text:span text:style-name="T1">if (isset($_POST['action']) &amp;&amp; isset($_POST['action']) == 'order') {</text:span></text:p>
      <text:p text:style-name="P17"><text:span text:style-name="T1"><text:tab/> <text:s/>$name = $_POST['name'];</text:span></text:p>
      <text:p text:style-name="P17"><text:span text:style-name="T1"><text:tab/> <text:s/>$email = $_POST['email'];</text:span></text:p>
      <text:p text:style-name="P17"><text:span text:style-name="T1"><text:tab/> <text:s/>$phone = $_POST['phone'];</text:span></text:p>
      <text:p text:style-name="P17"><text:span text:style-name="T1"><text:tab/> <text:s/>$products = $_POST['products'];</text:span></text:p>
      <text:p text:style-name="P17"><text:span text:style-name="T1"><text:tab/> <text:s/>$grand_total = $_POST['grand_total'];</text:span></text:p>
      <text:p text:style-name="P17"><text:span text:style-name="T1"><text:tab/> <text:s/>$address = $_POST['address'];</text:span></text:p>
      <text:p text:style-name="P17"><text:span text:style-name="T1"><text:tab/> <text:s/>$pmode = $_POST['pmode'];</text:span></text:p>
      <text:p text:style-name="P17"><text:span text:style-name="T1"/></text:p>
      <text:p text:style-name="P17"><text:span text:style-name="T1"><text:tab/> <text:s/>$data = '';</text:span></text:p>
      <text:p text:style-name="P17"><text:span text:style-name="T1"/></text:p>
      <text:p text:style-name="P17"><text:span text:style-name="T1"><text:tab/> <text:s/>$stmt = $conn-&gt;prepare('INSERT INTO orders (name,email,phone,address,pmode,products,amount_paid)VALUES(?,?,?,?,?,?,?)');</text:span></text:p>
      <text:p text:style-name="P17"><text:span text:style-name="T1"><text:tab/> <text:s/>$stmt-&gt;bind_param('sssssss',$name,$email,$phone,$address,$pmode,$products,$grand_total);</text:span></text:p>
      <text:p text:style-name="P17"><text:span text:style-name="T1"><text:tab/> <text:s/>$stmt-&gt;execute();</text:span></text:p>
      <text:p text:style-name="P17"><text:span text:style-name="T1"><text:tab/> <text:s/>$stmt2 = $conn-&gt;prepare('DELETE FROM cart');</text:span></text:p>
      <text:p text:style-name="P17"><text:span text:style-name="T1"><text:tab/> <text:s/>$stmt2-&gt;execute();</text:span></text:p>
      <text:p text:style-name="P17"><text:span text:style-name="T1"><text:tab/> <text:s/>$data .= '&lt;div class="text-center"&gt;</text:span></text:p>
      <text:p text:style-name="P17"><text:span text:style-name="T1"><text:tab/><text:tab/><text:tab/><text:tab/><text:tab/><text:tab/><text:tab/><text:tab/>&lt;h1 class="display-4 mt-2 text-danger"&gt;Thank You!&lt;/h1&gt;</text:span></text:p>
      <text:p text:style-name="P17"><text:span text:style-name="T1"><text:tab/><text:tab/><text:tab/><text:tab/><text:tab/><text:tab/><text:tab/><text:tab/>&lt;h2 class="text-success"&gt;Your Order Placed Successfully!&lt;/h2&gt;</text:span></text:p>
      <text:p text:style-name="P17"><text:span text:style-name="T1"><text:tab/><text:tab/><text:tab/><text:tab/><text:tab/><text:tab/><text:tab/><text:tab/>&lt;h4 class="bg-danger text-light rounded p-2"&gt;Items Purchased : ' . $products . '&lt;/h4&gt;</text:span></text:p>
      <text:p text:style-name="P17"><text:span text:style-name="T1"><text:tab/><text:tab/><text:tab/><text:tab/><text:tab/><text:tab/><text:tab/><text:tab/>&lt;h4&gt;Your Name : ' . $name . '&lt;/h4&gt;</text:span></text:p>
      <text:p text:style-name="P17"><text:span text:style-name="T1"><text:tab/><text:tab/><text:tab/><text:tab/><text:tab/><text:tab/><text:tab/><text:tab/>&lt;h4&gt;Your E-mail : ' . $email . '&lt;/h4&gt;</text:span></text:p>
      <text:p text:style-name="P17"><text:span text:style-name="T1"><text:tab/><text:tab/><text:tab/><text:tab/><text:tab/><text:tab/><text:tab/><text:tab/>&lt;h4&gt;Your Phone : ' . $phone . '&lt;/h4&gt;</text:span></text:p>
      <text:p text:style-name="P17"><text:span text:style-name="T1"><text:tab/><text:tab/><text:tab/><text:tab/><text:tab/><text:tab/><text:tab/><text:tab/>&lt;h4&gt;Total Amount Paid : ' . number_format($grand_total,2) . '&lt;/h4&gt;</text:span></text:p>
      <text:p text:style-name="P17"><text:span text:style-name="T1"><text:tab/><text:tab/><text:tab/><text:tab/><text:tab/><text:tab/><text:tab/><text:tab/>&lt;h4&gt;Payment Mode : ' . $pmode . '&lt;/h4&gt;</text:span></text:p>
      <text:p text:style-name="P17"><text:span text:style-name="T1"><text:tab/><text:tab/><text:tab/><text:tab/><text:tab/><text:tab/> <text:s/>&lt;/div&gt;';</text:span></text:p>
      <text:p text:style-name="P17"><text:span text:style-name="T1"><text:tab/> <text:s/>echo $data;</text:span></text:p>
      <text:p text:style-name="P17"><text:span text:style-name="T1"><text:tab/>}</text:span></text:p>
      <text:p text:style-name="P16"><text:span text:style-name="T1"/></text:p>
      <text:p text:style-name="P22"><text:bookmark text:name="tw-target-text4"/><text:span text:style-name="T1">Šajā solī mēs izveidosim groza lapu un parādīsim visas groza tabulā esošās preces. Tāpēc vienkārši izveidojiet jaunu failu cart.php projekta direktorijas saknē. </text:span></text:p>
      <text:p text:style-name="P22"><text:span text:style-name="T1"/></text:p>
      <text:p text:style-name="P9"/>
      <text:p text:style-name="P6"/>
      <text:p text:style-name="P5"/>
      <text:p text:style-name="P3"/>
      <text:p text:style-name="P2"/>
      <text:p text:style-name="P2"><text:soft-page-break/></text:p>
      <text:p text:style-name="P2"/>
      <text:p text:style-name="Standard"><text:span text:style-name="T1"><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8T15:38:04.618000000</meta:creation-date>
    <dc:date>2022-03-01T13:55:24.445000000</dc:date>
    <meta:editing-duration>PT4H53M38S</meta:editing-duration>
    <meta:editing-cycles>14</meta:editing-cycles>
    <meta:generator>LibreOffice/7.2.2.2$Windows_X86_64 LibreOffice_project/02b2acce88a210515b4a5bb2e46cbfb63fe97d56</meta:generator>
    <meta:document-statistic meta:table-count="0" meta:image-count="0" meta:object-count="0" meta:page-count="4" meta:paragraph-count="126" meta:word-count="721" meta:character-count="6704" meta:non-whitespace-character-count="5666"/>
  </office:meta>
</office:document-meta>
</file>